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0430000004DD69980D4B48A1C2F.png" manifest:media-type="image/png"/>
  <manifest:file-entry manifest:full-path="Pictures/2000000700000532000005FD028CC8C77BA47F90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329cm" svg:height="1.532cm" svg:x="10.134cm" svg:y="14.279cm">
          <draw:image xlink:href="Pictures/2000000700000532000005FD028CC8C77BA47F90.svm" xlink:type="simple" xlink:show="embed" xlink:actuate="onLoad">
            <text:p/>
          </draw:image>
          <draw:image xlink:href="Pictures/10000200000000430000004DD69980D4B48A1C2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0:57:54.010675288</meta:creation-date>
    <dc:date>2018-05-20T10:58:11.624831452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